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3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166in" text:min-label-width="0.5in"/>
      </text:list-level-style-number>
      <text:list-level-style-number text:level="2" style:num-prefix="（" style:num-suffix="）" style:num-format="一, 十, 一百(繁), ...">
        <style:list-level-properties text:space-before="0.75in" text:min-label-width="0.802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333in"/>
      </text:list-level-style-number>
      <text:list-level-style-number text:level="2" style:num-suffix="、" style:num-format="甲, 乙, 丙, ...">
        <style:list-level-properties text:space-before="0.8333in" text:min-label-width="0.3333in"/>
      </text:list-level-style-number>
      <text:list-level-style-number text:level="3" style:num-suffix="." style:num-format="i">
        <style:list-level-properties fo:text-align="end" text:space-before="1.1666in" text:min-label-width="0.3333in"/>
      </text:list-level-style-number>
      <text:list-level-style-number text:level="4" style:num-suffix="." style:num-format="1">
        <style:list-level-properties text:space-before="1.5in" text:min-label-width="0.3333in"/>
      </text:list-level-style-number>
      <text:list-level-style-number text:level="5" style:num-suffix="、" style:num-format="甲, 乙, 丙, ...">
        <style:list-level-properties text:space-before="1.8333in" text:min-label-width="0.3333in"/>
      </text:list-level-style-number>
      <text:list-level-style-number text:level="6" style:num-suffix="." style:num-format="i">
        <style:list-level-properties fo:text-align="end" text:space-before="2.1666in" text:min-label-width="0.3333in"/>
      </text:list-level-style-number>
      <text:list-level-style-number text:level="7" style:num-suffix="." style:num-format="1">
        <style:list-level-properties text:space-before="2.5in" text:min-label-width="0.3333in"/>
      </text:list-level-style-number>
      <text:list-level-style-number text:level="8" style:num-suffix="、" style:num-format="甲, 乙, 丙, ...">
        <style:list-level-properties text:space-before="2.8333in" text:min-label-width="0.3333in"/>
      </text:list-level-style-number>
      <text:list-level-style-number text:level="9" style:num-suffix="." style:num-format="i">
        <style:list-level-properties fo:text-align="end" text:space-before="3.1666in" text:min-label-width="0.3333in"/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prefix="（" style:num-suffix="）" style:num-format="一, 十, 一百(繁), ...">
        <style:list-level-properties text:space-before="0.3333in" text:min-label-width="0.802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一, 十, 一百(繁), ...">
        <style:list-level-properties text:space-before="0.3333in" text:min-label-width="0.5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4">
      <text:list-level-style-number text:level="1" text:style-name="WW_CharLFO14LVL1" style:num-suffix="、" style:num-format="壹, 貳, 參, ...">
        <style:list-level-properties text:space-before="0in" text:min-label-width="0.3937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3937in" text:min-label-width="0.3937in"/>
      </text:list-level-style-number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3937in" text:min-label-width="0.3937in"/>
      </text:list-level-style-number>
    </text:list-style>
    <text:list-style style:name="LFO17">
      <text:list-level-style-number text:level="1" text:style-name="WW_CharLFO17LVL1" style:num-suffix="、" style:num-format="一, 十, 一百(繁), ...">
        <style:list-level-properties text:space-before="0.3937in" text:min-label-width="0.3937in"/>
      </text:list-level-style-number>
    </text:list-style>
    <style:style style:name="P1" style:parent-style-name="內文" style:master-page-name="MP0" style:family="paragraph">
      <style:paragraph-properties fo:break-before="page" fo:text-align="center" fo:margin-left="-0.4666in" fo:text-indent="0.5173in">
        <style:tab-stops/>
      </style:paragraph-properties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0" style:parent-style-name="內文" style:family="paragraph">
      <style:text-properties style:font-name="標楷體" style:font-name-asian="標楷體" fo:color="#1F497D"/>
    </style:style>
    <style:style style:name="P11" style:parent-style-name="內文" style:family="paragraph">
      <style:paragraph-properties fo:text-align="center" fo:margin-left="-0.4666in" fo:text-indent="0.5909in">
        <style:tab-stops/>
      </style:paragraph-properties>
    </style:style>
    <style:style style:name="T12" style:parent-style-name="預設段落字型" style:family="text">
      <style:text-properties style:font-name="標楷體" style:font-name-asian="標楷體" fo:font-size="16pt" style:font-size-asian="16pt" style:font-size-complex="14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4" style:parent-style-name="內文" style:family="paragraph">
      <style:paragraph-properties fo:line-height="0.3194in" fo:margin-left="0.6652in" fo:text-indent="-0.3888in">
        <style:tab-stops/>
      </style:paragraph-properties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-asian="標楷體" fo:color="#1F497D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-asian="標楷體" fo:color="#1F497D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-asian="標楷體" fo:color="#1F497D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-asian="標楷體" style:font-size-complex="12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-asian="標楷體" style:font-size-complex="12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6" style:parent-style-name="內文" style:family="paragraph">
      <style:paragraph-properties fo:line-height="0.3194in" fo:margin-left="0.3847in" fo:text-indent="0.388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7" style:parent-style-name="內文" style:family="paragraph">
      <style:paragraph-properties fo:line-height="0.3194in" fo:margin-left="0.3847in" fo:text-indent="1.841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8" style:parent-style-name="內文" style:family="paragraph">
      <style:paragraph-properties fo:line-height="0.3194in" fo:text-indent="0.0777in"/>
      <style:text-properties style:font-name="標楷體" style:font-name-asian="標楷體" fo:font-size="14pt" style:font-size-asian="14pt" style:font-size-complex="14pt"/>
    </style:style>
    <style:style style:name="P29" style:parent-style-name="內文" style:family="paragraph">
      <style:paragraph-properties fo:line-height="0.3194in" fo:margin-left="5.1222in" fo:text-indent="-5.055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0" style:parent-style-name="內文" style:family="paragraph">
      <style:paragraph-properties fo:line-height="0.3194in" fo:margin-left="0.2215in" fo:text-indent="0.017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1" style:parent-style-name="內文" style:family="paragraph">
      <style:paragraph-properties fo:line-height="0.3194in" fo:text-indent="2.1972in"/>
      <style:text-properties style:font-name="標楷體" style:font-name-asian="標楷體" fo:font-size="14pt" style:font-size-asian="14pt" style:font-size-complex="14pt"/>
    </style:style>
    <style:style style:name="P32" style:parent-style-name="內文" style:family="paragraph">
      <style:paragraph-properties fo:line-height="0.3194in" fo:text-indent="2.1875in"/>
      <style:text-properties style:font-name="標楷體" style:font-name-asian="標楷體" fo:font-size="14pt" style:font-size-asian="14pt" style:font-size-complex="14pt"/>
    </style:style>
    <style:style style:name="P33" style:parent-style-name="內文" style:family="paragraph">
      <style:paragraph-properties fo:line-height="0.3194in" fo:margin-left="0.7875in" fo:text-indent="-0.408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4" style:parent-style-name="內文" style:family="paragraph">
      <style:paragraph-properties fo:line-height="0.3194in" fo:text-indent="1.1958in"/>
      <style:text-properties style:font-name="標楷體" style:font-name-asian="標楷體" fo:font-size="14pt" style:font-size-asian="14pt" style:font-size-complex="14pt"/>
    </style:style>
    <style:style style:name="P35" style:parent-style-name="內文" style:family="paragraph">
      <style:paragraph-properties fo:line-height="0.3194in" fo:text-indent="0.768in"/>
      <style:text-properties style:font-name="標楷體" style:font-name-asian="標楷體" fo:font-size="14pt" style:font-size-asian="14pt" style:font-size-complex="14pt"/>
    </style:style>
    <style:style style:name="P36" style:parent-style-name="內文" style:family="paragraph">
      <style:paragraph-properties fo:line-height="0.3194in" fo:text-indent="0.3888in"/>
      <style:text-properties style:font-name="標楷體" style:font-name-asian="標楷體" fo:font-size="14pt" style:font-size-asian="14pt" style:font-size-complex="14pt"/>
    </style:style>
    <style:style style:name="P37" style:parent-style-name="內文" style:family="paragraph">
      <style:paragraph-properties fo:line-height="0.3472in" fo:text-indent="2.5277in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1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42" style:parent-style-name="內文" style:family="paragraph">
      <style:paragraph-properties fo:line-height="0.3472in" fo:text-indent="2.5277in"/>
    </style:style>
    <style:style style:name="T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4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45" style:parent-style-name="預設段落字型" style:family="text">
      <style:text-properties style:font-name-asian="標楷體" fo:color="#0070C0" style:font-size-complex="12pt"/>
    </style:style>
    <style:style style:name="P46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47" style:parent-style-name="內文" style:family="paragraph">
      <style:paragraph-properties fo:line-height="0.3472in" fo:text-indent="2.5277in"/>
    </style:style>
    <style:style style:name="T4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P50" style:parent-style-name="內文" style:family="paragraph">
      <style:paragraph-properties fo:line-height="0.3472in" fo:text-indent="2.3291in"/>
      <style:text-properties style:font-name="標楷體" style:font-name-asian="標楷體" fo:font-size="14pt" style:font-size-asian="14pt" style:font-size-complex="14pt"/>
    </style:style>
    <style:style style:name="P51" style:parent-style-name="內文" style:family="paragraph">
      <style:paragraph-properties fo:line-height="0.3472in" fo:text-indent="2.5277in"/>
    </style:style>
    <style:style style:name="T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3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P54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56" style:parent-style-name="內文" style:family="paragraph">
      <style:text-properties style:font-name="標楷體" style:font-name-asian="標楷體" fo:color="#1F497D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3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64" style:parent-style-name="預設段落字型" style:family="text">
      <style:text-properties style:font-name="標楷體" style:font-name-asian="標楷體" fo:color="#0070C0" fo:font-size="14pt" style:font-size-asian="14pt" style:font-size-complex="14pt"/>
    </style:style>
    <style:style style:name="T6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family="graphic" style:name="a0" style:parent-style-name="Graphics">
      <style:graphic-properties fo:wrap-option="wrap" fo:border="0.01389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shadow="0.01389in 0.02778in 0pc #205867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9"><draw:frame draw:z-index="251657216" draw:id="id0" draw:style-name="a0" draw:name="文字方塊 2" text:anchor-type="paragraph" svg:x="5.9125in" svg:y="-0.08333in" svg:width="0.89167in" svg:height="0.375in" style:rel-width="scale" style:rel-height="scale"><draw:text-box><text:p text:style-name="P10">參考範例</text:p></draw:text-box><svg:title/><svg:desc/></draw:frame></text:span></text:p>
      <text:p text:style-name="P11"><text:span text:style-name="T12">山坡地土地可利用限度查定結果異議複查申請書</text:span><text:span text:style-name="T13"><text:s text:c="4"/></text:span></text:p>
      <text:p text:style-name="P14"><text:span text:style-name="T15">一、茲有(所有、使用)坐落新北市</text:span><text:span text:style-name="T16">金山</text:span><text:span text:style-name="T17">區</text:span><text:span text:style-name="T18">頂中股</text:span><text:span text:style-name="T19">段</text:span><text:span text:style-name="T20">硫磺子坪</text:span><text:span text:style-name="T21">小段</text:span><text:span text:style-name="T22">○○</text:span><text:span text:style-name="T23">地號面積：</text:span><text:span text:style-name="T24">○○</text:span><text:span text:style-name="T25">公頃。</text:span></text:p>
      <text:p text:style-name="P26">經查定結果為： □宜農牧地 <text:s/>擬請複查更正為：□宜農牧地</text:p>
      <text:p text:style-name="P27">□宜林地 <text:s text:c="19"/>□宜林地</text:p>
      <text:p text:style-name="P28"><text:s text:c="22"/>□加強保育地 <text:s text:c="15"/>□加強保育地<text:s/></text:p>
      <text:p text:style-name="P29"><text:s text:c="22"/>□不屬查定範圍之土地 <text:s text:c="7"/>□不屬查定範圍之土地<text:s/></text:p>
      <text:p text:style-name="P30"><text:s/>二、申請複查方式：</text:p>
      <text:p text:style-name="P31">□ 自願邀齊四鄰土地關係人會同指界。</text:p>
      <text:p text:style-name="P32">□ 自願向地政事務所申請土地鑑界。</text:p>
      <text:p text:style-name="P33">三、茲檢附土地登記謄本、地籍圖謄本(謄本可委託承辦人以系統代查，公有地 請另附承租契約證明影本或由土地管理機關提出申請)<text:s/></text:p>
      <text:p text:style-name="P34">此致</text:p>
      <text:p text:style-name="P35">新北市政府農業局</text:p>
      <text:p text:style-name="P36"><text:s text:c="23"/><text:s text:c="66"/></text:p>
      <text:p text:style-name="P37"><text:span text:style-name="T38">申請人姓名：</text:span><text:span text:style-name="T39">張小明</text:span><text:span text:style-name="T40"><text:s text:c="20"/>　簽章</text:span></text:p>
      <text:p text:style-name="P41">　　　　　　　　　　　　<text:s text:c="2"/></text:p>
      <text:p text:style-name="P42"><text:span text:style-name="T43">住　　　址：</text:span><text:span text:style-name="T44">新北市板橋區中山路</text:span><text:span text:style-name="T45">○○號</text:span></text:p>
      <text:p text:style-name="P46">　　　　　　　　　　　　<text:s text:c="2"/></text:p>
      <text:p text:style-name="P47"><text:span text:style-name="T48">電　　　話：</text:span><text:span text:style-name="T49">(02)2999-2777</text:span></text:p>
      <text:p text:style-name="P50"/>
      <text:p text:style-name="P51"><text:span text:style-name="T52">行動電話 <text:s/>：</text:span><text:span text:style-name="T53">0911111111</text:span></text:p>
      <text:p text:style-name="P54"/>
      <text:p text:style-name="內文"><text:span text:style-name="T55"><draw:frame draw:z-index="251658240" draw:id="id1" draw:style-name="a1" draw:name="文字方塊 2" text:anchor-type="paragraph" svg:x="-0.57083in" svg:y="1.31667in" svg:width="2.85in" svg:height="0.375in" style:rel-width="scale" style:rel-height="scale"><draw:text-box><text:p text:style-name="P56">申請案編碼:070506 公告期限:30天</text:p></draw:text-box><svg:title/><svg:desc/></draw:frame></text:span><text:span text:style-name="T57">中　　　華　　　民　　　國</text:span><text:span text:style-name="T58"><text:s text:c="4"/></text:span><text:span text:style-name="T59">102</text:span><text:span text:style-name="T60">　年　　　</text:span><text:span text:style-name="T61">12</text:span><text:span text:style-name="T62">　　月　<text:s/></text:span><text:span text:style-name="T63"><text:s/>01</text:span><text:span text:style-name="T64"><text:s text:c="3"/></text:span><text:span text:style-name="T65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line-height="0.3472in" fo:margin-left="1in" fo:text-indent="-1in">
        <style:tab-stops/>
      </style:paragraph-properties>
      <style:text-properties style:font-name-asian="標楷體" fo:font-size="14pt" style:font-size-asian="14pt" fo:hyphenate="false"/>
    </style:style>
    <style:style style:name="本文縮排2" style:display-name="本文縮排 2" style:family="paragraph" style:parent-style-name="內文">
      <style:paragraph-properties fo:line-height="0.3472in" fo:margin-left="1.3333in" fo:text-indent="-1.3333in">
        <style:tab-stops/>
      </style:paragraph-properties>
      <style:text-properties style:font-name-asian="標楷體" fo:font-size="14pt" style:font-size-asian="14pt" fo:hyphenate="false"/>
    </style:style>
    <style:style style:name="本文縮排3" style:display-name="本文縮排 3" style:family="paragraph" style:parent-style-name="內文">
      <style:paragraph-properties fo:line-height="0.3472in" fo:margin-left="3in" fo:text-indent="-2.625in">
        <style:tab-stops/>
      </style:paragraph-properties>
      <style:text-properties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5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6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7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3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166in" text:min-label-width="0.5in"/>
      </text:list-level-style-number>
      <text:list-level-style-number text:level="2" style:num-prefix="（" style:num-suffix="）" style:num-format="一, 十, 一百(繁), ...">
        <style:list-level-properties text:space-before="0.75in" text:min-label-width="0.802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333in"/>
      </text:list-level-style-number>
      <text:list-level-style-number text:level="2" style:num-suffix="、" style:num-format="甲, 乙, 丙, ...">
        <style:list-level-properties text:space-before="0.8333in" text:min-label-width="0.3333in"/>
      </text:list-level-style-number>
      <text:list-level-style-number text:level="3" style:num-suffix="." style:num-format="i">
        <style:list-level-properties fo:text-align="end" text:space-before="1.1666in" text:min-label-width="0.3333in"/>
      </text:list-level-style-number>
      <text:list-level-style-number text:level="4" style:num-suffix="." style:num-format="1">
        <style:list-level-properties text:space-before="1.5in" text:min-label-width="0.3333in"/>
      </text:list-level-style-number>
      <text:list-level-style-number text:level="5" style:num-suffix="、" style:num-format="甲, 乙, 丙, ...">
        <style:list-level-properties text:space-before="1.8333in" text:min-label-width="0.3333in"/>
      </text:list-level-style-number>
      <text:list-level-style-number text:level="6" style:num-suffix="." style:num-format="i">
        <style:list-level-properties fo:text-align="end" text:space-before="2.1666in" text:min-label-width="0.3333in"/>
      </text:list-level-style-number>
      <text:list-level-style-number text:level="7" style:num-suffix="." style:num-format="1">
        <style:list-level-properties text:space-before="2.5in" text:min-label-width="0.3333in"/>
      </text:list-level-style-number>
      <text:list-level-style-number text:level="8" style:num-suffix="、" style:num-format="甲, 乙, 丙, ...">
        <style:list-level-properties text:space-before="2.8333in" text:min-label-width="0.3333in"/>
      </text:list-level-style-number>
      <text:list-level-style-number text:level="9" style:num-suffix="." style:num-format="i">
        <style:list-level-properties fo:text-align="end" text:space-before="3.1666in" text:min-label-width="0.3333in"/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prefix="（" style:num-suffix="）" style:num-format="一, 十, 一百(繁), ...">
        <style:list-level-properties text:space-before="0.3333in" text:min-label-width="0.802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一, 十, 一百(繁), ...">
        <style:list-level-properties text:space-before="0.3333in" text:min-label-width="0.5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4">
      <text:list-level-style-number text:level="1" text:style-name="WW_CharLFO14LVL1" style:num-suffix="、" style:num-format="壹, 貳, 參, ...">
        <style:list-level-properties text:space-before="0in" text:min-label-width="0.3937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3937in" text:min-label-width="0.3937in"/>
      </text:list-level-style-number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3937in" text:min-label-width="0.3937in"/>
      </text:list-level-style-number>
    </text:list-style>
    <text:list-style style:name="LFO17">
      <text:list-level-style-number text:level="1" text:style-name="WW_CharLFO17LVL1" style:num-suffix="、" style:num-format="一, 十, 一百(繁), ...">
        <style:list-level-properties text:space-before="0.3937in" text:min-label-width="0.3937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393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 fo:color="#1F497D"/>
    </style:style>
    <style:style style:name="P8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(民)農山保0</text:span><text:span text:style-name="T4">9</text:span><text:span text:style-name="T5">-(民)表一</text:span><text:span text:style-name="T6">-</text:span><text:span text:style-name="T7">參考範例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種子人員推動所屬單位標準化工作標準作業程序（草案）</dc:title>
    <dc:description>修正表單內容並刪除附件五及七</dc:description>
    <meta:initial-creator>研究發展考核委員會</meta:initial-creator>
    <dc:creator>田祐誠</dc:creator>
    <meta:creation-date>2019-01-31T06:27:00Z</meta:creation-date>
    <dc:date>2019-01-31T06:27:00Z</dc:date>
    <meta:print-date>2013-03-29T10:42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90" meta:character-count="606" meta:row-count="4" meta:non-whitespace-character-count="517"/>
  </office:meta>
</office:document-meta>
</file>